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0.712cm"/>
    </style:style>
    <style:style style:name="gr2" style:family="graphic" style:parent-style-name="standard">
      <style:graphic-properties draw:stroke="none" svg:stroke-color="#000000" draw:fill="none" draw:fill-color="#ffffff" fo:min-height="0.667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Code">
      <style:graphic-properties fo:min-height="0.083cm"/>
    </style:style>
    <style:style style:name="gr5" style:family="graphic" style:parent-style-name="standard">
      <style:graphic-properties svg:stroke-width="0.02cm" draw:marker-start-width="0.33cm" draw:marker-end-width="0.33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2cm" draw:marker-start-width="0.33cm" draw:marker-end-width="0.33cm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text-properties fo:font-family="'Bitstream Vera Sans'" style:font-family-generic="swiss" style:font-pitch="variable" fo:font-size="8pt" style:font-size-asian="8pt" style:font-size-complex="8pt"/>
    </style:style>
    <style:style style:name="P6" style:family="paragraph">
      <style:paragraph-properties style:text-autospace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asian="16pt" style:font-size-complex="16pt"/>
    </style:style>
    <style:style style:name="T3" style:family="text">
      <style:text-properties fo:color="#999999" style:font-size-asian="16pt" style:font-size-complex="16pt"/>
    </style:style>
    <style:style style:name="T4" style:family="text">
      <style:text-properties fo:color="#00ae00" fo:font-style="italic" style:font-size-asian="16pt" style:font-style-asian="italic" style:font-size-complex="16pt" style:font-style-complex="italic"/>
    </style:style>
    <style:style style:name="T5" style:family="text">
      <style:text-properties fo:color="#0000ff" fo:font-style="italic" style:font-size-asian="16pt" style:font-style-asian="italic" style:font-size-complex="16pt" style:font-style-complex="italic"/>
    </style:style>
    <style:style style:name="T6" style:family="text">
      <style:text-properties fo:color="#0000ff" fo:font-style="normal" style:font-size-asian="16pt" style:font-style-asian="normal" style:font-size-complex="16pt" style:font-style-complex="normal"/>
    </style:style>
    <style:style style:name="T7" style:family="text">
      <style:text-properties fo:color="#0000ff" style:font-size-asian="16pt" style:font-size-complex="16pt"/>
    </style:style>
    <style:style style:name="T8" style:family="text">
      <style:text-properties fo:color="#999999" fo:font-weight="normal" style:font-size-asian="16pt" style:font-weight-asian="normal" style:font-size-complex="16pt" style:font-weight-complex="normal"/>
    </style:style>
    <style:style style:name="T9" style:family="text">
      <style:text-properties fo:color="#000000" fo:font-weight="normal" style:font-size-asian="16pt" style:font-weight-asian="normal" style:font-size-complex="16pt" style:font-weight-complex="normal"/>
    </style:style>
    <style:style style:name="T10" style:family="text">
      <style:text-properties fo:color="#00ae0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00000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999999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0000ff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color="#0000ff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0000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family="'Bitstream Vera Sans'" style:font-family-generic="swiss" style:font-pitch="variable" fo:font-size="8pt" style:font-size-asian="8pt" style:font-size-complex="8pt"/>
    </style:style>
    <style:style style:name="T18" style:family="text">
      <style:text-properties style:use-window-font-color="true" style:text-outline="false" style:text-line-through-style="none" fo:font-family="'Bitstream Vera Sans'" style:font-family-generic="swiss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0.988cm" svg:x="1cm" svg:y="1.012cm">
          <draw:text-box>
            <text:p text:style-name="P1">Serialized Array Notation</text:p>
          </draw:text-box>
        </draw:frame>
        <draw:frame draw:style-name="gr2" draw:text-style-name="P3" draw:layer="layout" svg:width="10.667cm" svg:height="0.917cm" svg:x="1cm" svg:y="5.126cm">
          <draw:text-box>
            <text:p><text:span text:style-name="T1">Single / Simple</text:span></text:p>
          </draw:text-box>
        </draw:frame>
        <draw:frame draw:style-name="gr2" draw:text-style-name="P3" draw:layer="layout" svg:width="10.667cm" svg:height="0.917cm" svg:x="0.999cm" svg:y="2.278cm">
          <draw:text-box>
            <text:p><text:span text:style-name="T1">Pattern</text:span></text:p>
          </draw:text-box>
        </draw:frame>
        <draw:line draw:style-name="gr3" draw:text-style-name="P2" draw:layer="layout" svg:x1="1cm" svg:y1="3.195cm" svg:x2="10cm" svg:y2="3.195cm">
          <text:p/>
        </draw:line>
        <draw:line draw:style-name="gr3" draw:text-style-name="P2" draw:layer="layout" svg:x1="1.001cm" svg:y1="6.043cm" svg:x2="10.001cm" svg:y2="6.043cm">
          <text:p/>
        </draw:line>
        <draw:frame draw:style-name="gr4" draw:layer="layout" svg:width="15.666cm" svg:height="0.831cm" svg:x="1cm" svg:y="3.348cm">
          <draw:text-box>
            <text:p><text:span text:style-name="T2">array(</text:span><text:span text:style-name="T3">(string)</text:span><text:span text:style-name="T2"> </text:span><text:span text:style-name="T4">typeName</text:span><text:span text:style-name="T2">, </text:span><text:span text:style-name="T3">(mixed)</text:span><text:span text:style-name="T2"> </text:span><text:span text:style-name="T4">value</text:span><text:span text:style-name="T2">);</text:span></text:p>
          </draw:text-box>
        </draw:frame>
        <draw:frame draw:style-name="gr4" draw:layer="layout" svg:width="15.666cm" svg:height="3.151cm" svg:x="1cm" svg:y="6.257cm">
          <draw:text-box>
            <text:p><text:span text:style-name="T2">array(</text:span><text:span text:style-name="T3">(string)</text:span><text:span text:style-name="T2"> </text:span><text:span text:style-name="T5">'</text:span><text:span text:style-name="T6">null</text:span><text:span text:style-name="T5">'</text:span><text:span text:style-name="T2">, </text:span><text:span text:style-name="T7">NULL</text:span><text:span text:style-name="T2">);</text:span></text:p>
            <text:p><text:span text:style-name="T2">array(</text:span><text:span text:style-name="T3">(string)</text:span><text:span text:style-name="T2"> </text:span><text:span text:style-name="T5">'</text:span><text:span text:style-name="T6">bool</text:span><text:span text:style-name="T5">'</text:span><text:span text:style-name="T2">, </text:span><text:span text:style-name="T3">(bool)</text:span><text:span text:style-name="T2"> </text:span><text:span text:style-name="T4">value</text:span><text:span text:style-name="T2">);</text:span></text:p>
            <text:p><text:span text:style-name="T2">array(</text:span><text:span text:style-name="T3">(string)</text:span><text:span text:style-name="T2"> </text:span><text:span text:style-name="T5">'</text:span><text:span text:style-name="T6">int</text:span><text:span text:style-name="T5">'</text:span><text:span text:style-name="T2">, </text:span><text:span text:style-name="T3">(int)</text:span><text:span text:style-name="T2"> </text:span><text:span text:style-name="T4">value</text:span><text:span text:style-name="T2">);</text:span></text:p>
            <text:p><text:span text:style-name="T2">array(</text:span><text:span text:style-name="T3">(string)</text:span><text:span text:style-name="T2"> </text:span><text:span text:style-name="T6">'float'</text:span><text:span text:style-name="T2">, </text:span><text:span text:style-name="T3">(float)</text:span><text:span text:style-name="T2"> </text:span><text:span text:style-name="T4">value</text:span><text:span text:style-name="T2">);</text:span></text:p>
            <text:p><text:span text:style-name="T2">array(</text:span><text:span text:style-name="T3">(string)</text:span><text:span text:style-name="T2"> </text:span><text:span text:style-name="T5">'</text:span><text:span text:style-name="T6">string</text:span><text:span text:style-name="T5">'</text:span><text:span text:style-name="T2">, </text:span><text:span text:style-name="T3">(string)</text:span><text:span text:style-name="T2"> </text:span><text:span text:style-name="T4">value</text:span><text:span text:style-name="T2">);</text:span></text:p>
          </draw:text-box>
        </draw:frame>
        <draw:frame draw:style-name="gr2" draw:text-style-name="P3" draw:layer="layout" svg:width="10.667cm" svg:height="0.917cm" svg:x="0.999cm" svg:y="10.074cm">
          <draw:text-box>
            <text:p><text:span text:style-name="T1">Compound: Array</text:span></text:p>
          </draw:text-box>
        </draw:frame>
        <draw:line draw:style-name="gr3" draw:text-style-name="P2" draw:layer="layout" svg:x1="1cm" svg:y1="10.991cm" svg:x2="10cm" svg:y2="10.991cm">
          <text:p/>
        </draw:line>
        <draw:frame draw:style-name="gr4" draw:layer="layout" svg:width="19cm" svg:height="4.311cm" svg:x="1cm" svg:y="11.133cm">
          <draw:text-box>
            <text:p><text:span text:style-name="T2">array(</text:span><text:span text:style-name="T3">(string)</text:span><text:span text:style-name="T2"> </text:span><text:span text:style-name="T5">'</text:span><text:span text:style-name="T6">array</text:span><text:span text:style-name="T5">'</text:span><text:span text:style-name="T2">, array(</text:span></text:p>
            <text:p><text:span text:style-name="T8"><text:s text:c="4"/></text:span><text:span text:style-name="T8">// zero or more of:</text:span></text:p>
            <text:p><text:span text:style-name="T8"><text:s text:c="4"/></text:span><text:span text:style-name="T9">array(</text:span></text:p>
            <text:p><text:span text:style-name="T9"><text:s text:c="8"/></text:span><text:span text:style-name="T9">array(</text:span><text:span text:style-name="T8">(string)</text:span><text:span text:style-name="T9"> </text:span><text:span text:style-name="T10">typeName</text:span><text:span text:style-name="T11">,</text:span><text:span text:style-name="T10"> </text:span><text:span text:style-name="T12">(mixed)</text:span><text:span text:style-name="T10"> value</text:span><text:span text:style-name="T2">), </text:span><text:span text:style-name="T3">// key</text:span></text:p>
            <text:p><text:span text:style-name="T2"><text:s text:c="8"/></text:span><text:span text:style-name="T9">array(</text:span><text:span text:style-name="T8">(string)</text:span><text:span text:style-name="T9"> </text:span><text:span text:style-name="T10">typeName</text:span><text:span text:style-name="T11">,</text:span><text:span text:style-name="T10"> </text:span><text:span text:style-name="T12">(mixed)</text:span><text:span text:style-name="T10"> value</text:span><text:span text:style-name="T2">), </text:span><text:span text:style-name="T3">// value</text:span></text:p>
            <text:p><text:span text:style-name="T2"><text:s text:c="4"/></text:span><text:span text:style-name="T2">)</text:span></text:p>
            <text:p><text:span text:style-name="T2">));</text:span></text:p>
          </draw:text-box>
        </draw:frame>
        <draw:g>
          <draw:circle draw:style-name="gr5" draw:text-style-name="P4" draw:layer="layout" svg:width="0.334cm" svg:height="0.334cm" svg:x="3.811cm" svg:y="13.464cm">
            <text:p text:style-name="P2"><text:span text:style-name="T13">+</text:span></text:p>
          </draw:circle>
          <draw:line draw:style-name="gr6" draw:text-style-name="P2" draw:layer="layout" svg:x1="3.98cm" svg:y1="13.798cm" svg:x2="3.98cm" svg:y2="13.931cm">
            <text:p/>
          </draw:line>
          <draw:line draw:style-name="gr6" draw:text-style-name="P2" draw:layer="layout" svg:x1="3.98cm" svg:y1="13.336cm" svg:x2="3.98cm" svg:y2="13.469cm">
            <text:p/>
          </draw:line>
          <draw:line draw:style-name="gr6" draw:text-style-name="P2" draw:layer="layout" svg:x1="3.973cm" svg:y1="13.342cm" svg:x2="4.119cm" svg:y2="13.342cm">
            <text:p/>
          </draw:line>
          <draw:line draw:style-name="gr6" draw:text-style-name="P2" draw:layer="layout" svg:x1="3.973cm" svg:y1="13.921cm" svg:x2="4.119cm" svg:y2="13.921cm">
            <text:p/>
          </draw:line>
        </draw:g>
        <draw:frame draw:style-name="gr2" draw:text-style-name="P3" draw:layer="layout" svg:width="10.667cm" svg:height="0.917cm" svg:x="0.999cm" svg:y="16.268cm">
          <draw:text-box>
            <text:p><text:span text:style-name="T1">Compound: Object</text:span></text:p>
          </draw:text-box>
        </draw:frame>
        <draw:line draw:style-name="gr3" draw:text-style-name="P2" draw:layer="layout" svg:x1="1cm" svg:y1="17.185cm" svg:x2="10cm" svg:y2="17.185cm">
          <text:p/>
        </draw:line>
        <draw:frame draw:style-name="gr4" draw:layer="layout" svg:width="19cm" svg:height="6.051cm" svg:x="1cm" svg:y="17.359cm">
          <draw:text-box>
            <text:p><text:span text:style-name="T2">array(</text:span><text:span text:style-name="T3">(string)</text:span><text:span text:style-name="T2"> </text:span><text:span text:style-name="T5">'</text:span><text:span text:style-name="T6">object</text:span><text:span text:style-name="T5">'</text:span><text:span text:style-name="T2">, array(</text:span></text:p>
            <text:p><text:span text:style-name="T9"><text:s text:c="4"/></text:span><text:span text:style-name="T9">array(</text:span><text:span text:style-name="T8">(string)</text:span><text:span text:style-name="T9"> </text:span><text:span text:style-name="T14">'</text:span><text:span text:style-name="T15">classname</text:span><text:span text:style-name="T14">'</text:span><text:span text:style-name="T11">,</text:span><text:span text:style-name="T10"> </text:span><text:span text:style-name="T12">(string)</text:span><text:span text:style-name="T10"> className</text:span><text:span text:style-name="T2">),</text:span></text:p>
            <text:p><text:span text:style-name="T2"><text:s text:c="4"/></text:span><text:span text:style-name="T9">array(</text:span><text:span text:style-name="T8">(string)</text:span><text:span text:style-name="T9"> </text:span><text:span text:style-name="T14">'</text:span><text:span text:style-name="T15">members</text:span><text:span text:style-name="T14">'</text:span><text:span text:style-name="T11">,</text:span><text:span text:style-name="T10"> </text:span><text:span text:style-name="T16">array(</text:span></text:p>
            <text:p><text:span text:style-name="T10"><text:s text:c="8"/></text:span><text:span text:style-name="T12">// zero or more of:</text:span></text:p>
            <text:p><text:span text:style-name="T12"><text:s text:c="8"/></text:span><text:span text:style-name="T2">array(</text:span></text:p>
            <text:p><text:span text:style-name="T9"><text:s text:c="12"/></text:span><text:span text:style-name="T9">array(</text:span><text:span text:style-name="T8">(string)</text:span><text:span text:style-name="T9"> </text:span><text:span text:style-name="T14">'</text:span><text:span text:style-name="T15">member</text:span><text:span text:style-name="T14">'</text:span><text:span text:style-name="T11">,</text:span><text:span text:style-name="T10"> </text:span><text:span text:style-name="T12">(string)</text:span><text:span text:style-name="T10"> memberName</text:span><text:span text:style-name="T2">),</text:span></text:p>
            <text:p><text:span text:style-name="T2"><text:s text:c="12"/></text:span><text:span text:style-name="T9">array(</text:span><text:span text:style-name="T8">(string)</text:span><text:span text:style-name="T9"> </text:span><text:span text:style-name="T10">typeName</text:span><text:span text:style-name="T11">,</text:span><text:span text:style-name="T10"> </text:span><text:span text:style-name="T12">(mixed)</text:span><text:span text:style-name="T10"> value</text:span><text:span text:style-name="T2">),</text:span></text:p>
            <text:p><text:span text:style-name="T2"><text:s text:c="8"/></text:span><text:span text:style-name="T2">)</text:span></text:p>
            <text:p><text:span text:style-name="T2"><text:s text:c="4"/></text:span><text:span text:style-name="T2">))</text:span></text:p>
            <text:p><text:span text:style-name="T2">));</text:span></text:p>
          </draw:text-box>
        </draw:frame>
        <draw:g>
          <draw:circle draw:style-name="gr5" draw:text-style-name="P4" draw:layer="layout" svg:width="0.334cm" svg:height="0.334cm" svg:x="2.626cm" svg:y="18.492cm">
            <text:p text:style-name="P2"><text:span text:style-name="T13">+</text:span></text:p>
          </draw:circle>
          <draw:line draw:style-name="gr6" draw:text-style-name="P2" draw:layer="layout" svg:x1="2.795cm" svg:y1="18.826cm" svg:x2="2.795cm" svg:y2="18.959cm">
            <text:p/>
          </draw:line>
          <draw:line draw:style-name="gr6" draw:text-style-name="P2" draw:layer="layout" svg:x1="2.795cm" svg:y1="18.364cm" svg:x2="2.795cm" svg:y2="18.497cm">
            <text:p/>
          </draw:line>
          <draw:line draw:style-name="gr6" draw:text-style-name="P2" draw:layer="layout" svg:x1="2.788cm" svg:y1="18.37cm" svg:x2="2.934cm" svg:y2="18.37cm">
            <text:p/>
          </draw:line>
          <draw:line draw:style-name="gr6" draw:text-style-name="P2" draw:layer="layout" svg:x1="2.788cm" svg:y1="18.949cm" svg:x2="2.934cm" svg:y2="18.949cm">
            <text:p/>
          </draw:line>
        </draw:g>
        <draw:g>
          <draw:circle draw:style-name="gr5" draw:text-style-name="P4" draw:layer="layout" svg:width="0.334cm" svg:height="0.334cm" svg:x="4.952cm" svg:y="20.792cm">
            <text:p text:style-name="P2"><text:span text:style-name="T13">+</text:span></text:p>
          </draw:circle>
          <draw:line draw:style-name="gr6" draw:text-style-name="P2" draw:layer="layout" svg:x1="5.121cm" svg:y1="21.126cm" svg:x2="5.121cm" svg:y2="21.259cm">
            <text:p/>
          </draw:line>
          <draw:line draw:style-name="gr6" draw:text-style-name="P2" draw:layer="layout" svg:x1="5.121cm" svg:y1="20.664cm" svg:x2="5.121cm" svg:y2="20.797cm">
            <text:p/>
          </draw:line>
          <draw:line draw:style-name="gr6" draw:text-style-name="P2" draw:layer="layout" svg:x1="5.114cm" svg:y1="20.67cm" svg:x2="5.26cm" svg:y2="20.67cm">
            <text:p/>
          </draw:line>
          <draw:line draw:style-name="gr6" draw:text-style-name="P2" draw:layer="layout" svg:x1="5.114cm" svg:y1="21.249cm" svg:x2="5.26cm" svg:y2="21.249cm">
            <text:p/>
          </draw:line>
        </draw:g>
        <draw:frame draw:style-name="gr2" draw:text-style-name="P3" draw:layer="layout" svg:width="10.667cm" svg:height="0.917cm" svg:x="1cm" svg:y="24.629cm">
          <draw:text-box>
            <text:p><text:span text:style-name="T1">Recursion</text:span></text:p>
          </draw:text-box>
        </draw:frame>
        <draw:line draw:style-name="gr3" draw:text-style-name="P2" draw:layer="layout" svg:x1="1.001cm" svg:y1="25.546cm" svg:x2="10.001cm" svg:y2="25.546cm">
          <text:p/>
        </draw:line>
        <draw:frame draw:style-name="gr4" draw:layer="layout" svg:width="15.666cm" svg:height="1.411cm" svg:x="1cm" svg:y="25.76cm">
          <draw:text-box>
            <text:p><text:span text:style-name="T2">array(</text:span><text:span text:style-name="T3">(string)</text:span><text:span text:style-name="T2"> </text:span><text:span text:style-name="T5">'</text:span><text:span text:style-name="T6">recursion</text:span><text:span text:style-name="T5">'</text:span><text:span text:style-name="T2">, </text:span><text:span text:style-name="T3">(int)</text:span><text:span text:style-name="T2"> </text:span><text:span text:style-name="T4">index</text:span><text:span text:style-name="T2">);</text:span></text:p>
            <text:p><text:span text:style-name="T2">array(</text:span><text:span text:style-name="T3">(string)</text:span><text:span text:style-name="T2"> </text:span><text:span text:style-name="T5">'</text:span><text:span text:style-name="T6">recursionref</text:span><text:span text:style-name="T5">'</text:span><text:span text:style-name="T2">, </text:span><text:span text:style-name="T3">(int)</text:span><text:span text:style-name="T2"> </text:span><text:span text:style-name="T4">index</text:span><text:span text:style-name="T2">);</text:span></text:p>
          </draw:text-box>
        </draw:frame>
        <draw:frame draw:style-name="gr7" draw:text-style-name="P5" draw:layer="layout" svg:width="6.543cm" svg:height="0.581cm" svg:x="1cm" svg:y="28.125cm">
          <draw:text-box>
            <text:p><text:span text:style-name="T17">Serialized </text:span><text:span text:style-name="T18">- PHP Library for Serialized Data</text:span></text:p>
          </draw:text-box>
        </draw:frame>
        <draw:frame draw:style-name="gr7" draw:text-style-name="P5" draw:layer="layout" svg:width="8.998cm" svg:height="0.581cm" svg:x="11.002cm" svg:y="28.119cm">
          <draw:text-box>
            <text:p text:style-name="P6"><text:span text:style-name="T18">Copyright © 2010 Tom Klingenberg &lt;http://lastflood.com/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fo:padding-left="0.85cm"/>
      <style:text-properties fo:font-family="'Bitstream Vera Sans Mono'" style:font-style-name="Roman" style:font-family-generic="modern" style:font-pitch="fixed" fo:font-size="14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m Klingenberg</meta:initial-creator>
    <meta:creation-date>2010-12-26T02:45:27</meta:creation-date>
    <dc:date>2010-12-26T21:18:51.76</dc:date>
    <dc:creator>Tom Klingenberg</dc:creator>
    <meta:editing-duration>PT02H00M46S</meta:editing-duration>
    <meta:editing-cycles>128</meta:editing-cycles>
    <meta:generator>OpenOffice.org/3.2$Win32 OpenOffice.org_project/320m18$Build-9502</meta:generator>
    <meta:keyword>PHP</meta:keyword>
    <meta:keyword>serialize</meta:keyword>
    <meta:keyword>array</meta:keyword>
    <dc:title>Serialized Array Notation</dc:title>
    <dc:subject>Serialized - PHP Library for Serialized Data</dc:subject>
    <meta:document-statistic meta:object-count="36"/>
  </office:meta>
</office:document-meta>
</file>